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534cm"/>
    </style:style>
    <style:style style:name="pr9" style:family="presentation" style:parent-style-name="oranssi-subtitle">
      <style:graphic-properties draw:fill="solid" draw:fill-color="#ffffff" draw:auto-grow-height="true" fo:min-height="19.544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outline1">
      <style:graphic-properties fo:min-height="14.503cm"/>
    </style:style>
    <style:style style:name="pr12" style:family="presentation" style:parent-style-name="oranssi-outline1">
      <style:graphic-properties fo:min-height="13.917cm"/>
    </style:style>
    <style:style style:name="pr13" style:family="presentation" style:parent-style-name="oranssi-subtitle">
      <style:graphic-properties draw:fill="solid" draw:fill-color="#ffffff" draw:auto-grow-height="true" fo:min-height="8.108cm"/>
    </style:style>
    <style:style style:name="pr14" style:family="presentation" style:parent-style-name="oranssi-subtitle">
      <style:graphic-properties draw:fill="solid" draw:fill-color="#ffffff" draw:auto-grow-height="true" fo:min-height="18.063cm"/>
    </style:style>
    <style:style style:name="pr15" style:family="presentation" style:parent-style-name="oranssi-outline1">
      <style:graphic-properties fo:min-height="14.1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4pt" style:font-size-asian="24pt" style:font-size-complex="24pt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1" style:family="paragraph">
      <style:paragraph-properties fo:margin-left="0.254cm" fo:margin-right="0.254cm" fo:margin-top="0cm" fo:margin-bottom="0cm" fo:text-align="start" fo:text-indent="0cm"/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FreeMono" fo:font-size="20pt" style:font-size-asian="20pt" style:font-size-complex="20pt"/>
    </style:style>
    <style:style style:name="T18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FreeMono" fo:font-size="26pt" style:font-size-asian="26pt" style:font-size-complex="26pt"/>
    </style:style>
    <style:style style:name="T24" style:family="text">
      <style:text-properties style:font-name="FreeMono" fo:font-size="24pt" style:font-size-asian="24pt" style:font-size-complex="24pt"/>
    </style:style>
    <style:style style:name="T25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composto por</text:span></text:p>
                    <text:p xml:id="id25" text:id="id25"><text:span text:style-name="T17">forca(int) </text:span><text:span text:style-name="T18">E</text:span><text:span text:style-name="T17"> energia(int) </text:span><text:span text:style-name="T18">E </text:span><text:span text:style-name="T19">experiencia(in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9" draw:text-style-name="P7" draw:layer="layout" svg:width="20.101cm" svg:height="19.544cm" svg:x="1.066cm" svg:y="0.98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2.forca <text:s text:c="6"/>= 13;</text:span></text:p>
            <text:p text:style-name="P6"><text:span text:style-name="T21"><text:s text:c="4"/></text:span><text:span text:style-name="T21">p2.energia <text:s text:c="4"/>= 150;</text:span></text:p>
            <text:p text:style-name="P6"><text:span text:style-name="T21"><text:s text:c="4"/></text:span><text:span text:style-name="T21">p2.experiencia = 200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p1.forca, p2.forca);</text:span></text:p>
            <text:p text:style-name="P6"><text:span text:style-name="T22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6" text:id="id26">Crie uma <text:span text:style-name="T11">struct</text:span> qualquer.</text:p>
                <text:list>
                  <text:list-item>
                    <text:p xml:id="id27" text:id="id27">Seja criativo!</text:p>
                  </text:list-item>
                </text:list>
              </text:list-item>
              <text:list-item>
                <text:p xml:id="id28" text:id="id28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9" text:id="id29"><text:span text:style-name="T8">struct</text:span><text:span text:style-name="T11"> T t;</text:span></text:p>
                    <text:p xml:id="id30" text:id="id30"><text:span text:style-name="T11">preenche(&amp;t);</text:span></text:p>
                    <text:p xml:id="id31" text:id="id31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Crie uma nova <text:span text:style-name="T11">struct</text:span> que contenha a <text:span text:style-name="T11">struct</text:span> do exercício anterior.</text:p>
                <text:list>
                  <text:list-item>
                    <text:p xml:id="id33" text:id="id33">Seja criativo!</text:p>
                  </text:list-item>
                  <text:list-item>
                    <text:p xml:id="id34" text:id="id34">A nova <text:span text:style-name="T11">struct</text:span> deve ser definida em separado.</text:p>
                  </text:list-item>
                </text:list>
              </text:list-item>
              <text:list-item>
                <text:p xml:id="id35" text:id="id35">Crie uma função <text:span text:style-name="T11">preenche2</text:span> para preencher valores da nova <text:span text:style-name="T11">struct</text:span>.</text:p>
                <text:list>
                  <text:list-item>
                    <text:p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11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23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23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4</text:p>
          </draw:text-box>
        </draw:frame>
        <draw:frame presentation:style-name="pr12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Um jogo possui 10 personagens, cada um com as seguintes características:</text:p>
                <text:list>
                  <text:list-item>
                    <text:p>Um número que representa a sua “identidade”</text:p>
                  </text:list-item>
                  <text:list-item>
                    <text:p>Um posição (x,y) no espaço bi-dimensional</text:p>
                  </text:list-item>
                  <text:list-item>
                    <text:p>Uma quantidade de pontuação (inicialmente 0)</text:p>
                  </text:list-item>
                </text:list>
              </text:list-item>
              <text:list-item>
                <text:p>Crie uma <text:span text:style-name="T24">struct</text:span> para representar um personagem</text:p>
                <text:list>
                  <text:list-item>
                    <text:p>A posição também deve ser uma <text:span text:style-name="T24">struct</text:span></text:p>
                  </text:list-item>
                </text:list>
              </text:list-item>
              <text:list-item>
                <text:p>Crie um vetor com 10 personage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4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e uma função que leia um personagem</text:p>
                <text:list>
                  <text:list-item>
                    <text:p>A função deve usar uma função que lê a posição</text:p>
                  </text:list-item>
                </text:list>
              </text:list-item>
              <text:list-item>
                <text:p>Crie um loop para ler todos os 10 personagens</text:p>
              </text:list-item>
              <text:list-item>
                <text:p>Desenhe um mapa do jogo, e.x.:</text:p>
                <text:list>
                  <text:list-item>
                    <text:p>Use funções auxiliares!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8.977cm" svg:height="8.108cm" svg:x="18.183cm" svg:y="12.42cm">
          <draw:text-box>
            <text:p text:style-name="P6"><text:span text:style-name="T25"><text:s text:c="3"/></text:span><text:span text:style-name="T25">0 1 2 3 4 5 6 7 8 9</text:span></text:p>
            <text:p text:style-name="P6"><text:span text:style-name="T25"/></text:p>
            <text:p text:style-name="P6"><text:span text:style-name="T25">0 <text:s text:c="9"/>8</text:span></text:p>
            <text:p text:style-name="P6"><text:span text:style-name="T25">1 <text:s text:c="3"/>0</text:span></text:p>
            <text:p text:style-name="P6"><text:span text:style-name="T25">2 </text:span></text:p>
            <text:p text:style-name="P6"><text:span text:style-name="T25">3 <text:s text:c="13"/>3</text:span></text:p>
            <text:p text:style-name="P6"><text:span text:style-name="T25">4 </text:span></text:p>
            <text:p text:style-name="P6"><text:span text:style-name="T25">5 <text:s text:c="17"/>7</text:span></text:p>
            <text:p text:style-name="P6"><text:span text:style-name="T25">6 <text:s text:c="5"/>2</text:span></text:p>
            <text:p text:style-name="P6"><text:span text:style-name="T25">7 </text:span></text:p>
            <text:p text:style-name="P6"><text:span text:style-name="T25">8 <text:s text:c="9"/>9</text:span></text:p>
            <text:p text:style-name="P6"><text:span text:style-name="T25">9 <text:s text:c="17"/>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4" draw:text-style-name="P10" draw:layer="layout" svg:width="21.225cm" svg:height="18.063cm" svg:x="1.066cm" svg:y="1.724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char</text:span><text:span text:style-name="T21"> nome[20];</text:span></text:p>
            <text:p text:style-name="P6"><text:span text:style-name="T21"><text:s text:c="4"/></text:span><text:span text:style-name="T20">int</text:span><text:span text:style-name="T21"> <text:s/>forca;</text:span></text:p>
            <text:p text:style-name="P6"><text:span text:style-name="T21"><text:s text:c="4"/></text:span><text:span text:style-name="T20">int</text:span><text:span text:style-name="T21"> <text:s/>energia;</text:span></text:p>
            <text:p text:style-name="P6"><text:span text:style-name="T21"><text:s text:c="4"/></text:span><text:span text:style-name="T20">int</text:span><text:span text:style-name="T21"> <text:s/>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void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Nome: ");</text:span></text:p>
            <text:p text:style-name="P6"><text:span text:style-name="T21"><text:s text:c="4"/></text:span><text:span text:style-name="T20">scanf</text:span><text:span text:style-name="T21">("%s", p1.nome);</text:span></text:p>
            <text:p text:style-name="P6"><text:span text:style-name="T21"><text:s text:c="4"/></text:span><text:span text:style-name="T20">strncpy</text:span><text:span text:style-name="T21">(p2.nome, p1.nome, strlen(p1.nome)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&gt; %s %s\n", p1.nome, p2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unions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36" text:id="id36">União, Variante, <text:span text:style-name="T9">Sum Type</text:span></text:p>
              </text:list-item>
              <text:list-item>
                <text:p xml:id="id37" text:id="id37">Construtor de tipos novos</text:p>
                <text:list>
                  <text:list-item>
                    <text:p xml:id="id38" text:id="id38">construtor <text:span text:style-name="T12">OU</text:span></text:p>
                  </text:list-item>
                  <text:list-item>
                    <text:p xml:id="id39" text:id="id39"><text:span text:style-name="T13">campo1 (de tipo1)</text:span><text:span text:style-name="T14"> </text:span><text:span text:style-name="T15">OU</text:span><text:span text:style-name="T14"> </text:span><text:span text:style-name="T13">campo2 (de tipo2) </text:span><text:span text:style-name="T26">OU </text:span><text:span text:style-name="T13">...</text:span></text:p>
                  </text:list-item>
                </text:list>
              </text:list-item>
              <text:list-item>
                <text:p xml:id="id40" text:id="id40">Exemplo:</text:p>
                <text:list>
                  <text:list-item>
                    <text:p xml:id="id41" text:id="id41"><text:span text:style-name="T27">Uma </text:span><text:span text:style-name="T23">Identidade</text:span><text:span text:style-name="T27"> é representada por um tipo composto por</text:span></text:p>
                    <text:p><text:span text:style-name="T17">IFP(int) </text:span><text:span text:style-name="T18">OU</text:span><text:span text:style-name="T17"> CPF(int) </text:span><text:span text:style-name="T18">OU</text:span><text:span text:style-name="T19"> DETRAN(in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9" draw:text-style-name="P7" draw:layer="layout" svg:width="23.6cm" svg:height="19.544cm" svg:x="1.066cm" svg:y="0.98cm">
          <draw:text-box>
            <text:p text:style-name="P11"><text:span text:style-name="T21">#</text:span><text:span text:style-name="T20">include</text:span><text:span text:style-name="T21"> &lt;stdio.h&gt;</text:span></text:p>
            <text:p text:style-name="P11"><text:span text:style-name="T21"/></text:p>
            <text:p text:style-name="P11"><text:span text:style-name="T20">union</text:span><text:span text:style-name="T21"> Identidade <text:s/>{</text:span></text:p>
            <text:p text:style-name="P11"><text:span text:style-name="T21"><text:s text:c="4"/></text:span><text:span text:style-name="T20">int</text:span><text:span text:style-name="T21"> ifp;</text:span></text:p>
            <text:p text:style-name="P11"><text:span text:style-name="T21"><text:s text:c="4"/></text:span><text:span text:style-name="T20">int</text:span><text:span text:style-name="T21"> cpf;</text:span></text:p>
            <text:p text:style-name="P11"><text:span text:style-name="T21"><text:s text:c="4"/></text:span><text:span text:style-name="T20">int</text:span><text:span text:style-name="T21"> detran;</text:span></text:p>
            <text:p text:style-name="P11"><text:span text:style-name="T21">};</text:span></text:p>
            <text:p text:style-name="P11"><text:span text:style-name="T21"/></text:p>
            <text:p text:style-name="P11"><text:span text:style-name="T20">int</text:span><text:span text:style-name="T21"> main (</text:span><text:span text:style-name="T20">void</text:span><text:span text:style-name="T21">) {</text:span></text:p>
            <text:p text:style-name="P11"><text:span text:style-name="T21"><text:s text:c="4"/></text:span><text:span text:style-name="T20">union</text:span><text:span text:style-name="T21"> Identidade i1;</text:span></text:p>
            <text:p text:style-name="P11"><text:span text:style-name="T21"><text:s text:c="4"/></text:span><text:span text:style-name="T21">i1.ifp = 117766118;</text:span></text:p>
            <text:p text:style-name="P11"><text:span text:style-name="T21"/></text:p>
            <text:p text:style-name="P11"><text:span text:style-name="T21"><text:s text:c="4"/></text:span><text:span text:style-name="T20">union</text:span><text:span text:style-name="T21"> Identidade i2;</text:span></text:p>
            <text:p text:style-name="P11"><text:span text:style-name="T21"><text:s text:c="4"/></text:span><text:span text:style-name="T21">i2.cpf = 1688833355;</text:span></text:p>
            <text:p text:style-name="P11"><text:span text:style-name="T21"/></text:p>
            <text:p text:style-name="P11"><text:span text:style-name="T21"><text:s text:c="4"/></text:span><text:span text:style-name="T20">union</text:span><text:span text:style-name="T21"> Identidade i3;</text:span></text:p>
            <text:p text:style-name="P11"><text:span text:style-name="T21"><text:s text:c="4"/></text:span><text:span text:style-name="T21">i3.detran = 555555555;</text:span></text:p>
            <text:p text:style-name="P11"><text:span text:style-name="T21"/></text:p>
            <text:p text:style-name="P11"><text:span text:style-name="T21"><text:s text:c="4"/></text:span><text:span text:style-name="T21">printf("&gt; %d %d %d\n", i1.ifp, i2.cpf, i3.detran);</text:span></text:p>
            <text:p text:style-name="P11"><text:span text:style-name="T21"/></text:p>
            <text:p text:style-name="P11"><text:span text:style-name="T21"><text:s text:c="4"/></text:span><text:span text:style-name="T20">return</text:span><text:span text:style-name="T21"> 0;</text:span></text:p>
            <text:p text:style-name="P11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49</meta:editing-cycles>
    <meta:editing-duration>P59DT16H28M39S</meta:editing-duration>
    <meta:initial-creator>chico </meta:initial-creator>
    <dc:date>2018-11-14T08:45:07.946726877</dc:date>
    <meta:document-statistic meta:object-count="10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